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0.64mm" fo:margin-left="99.32mm" table:align="left"/>
    </style:style>
    <style:style style:name="Table2.A" style:family="table-column">
      <style:table-column-properties style:column-width="70.64mm"/>
    </style:style>
    <style:style style:name="Table2.A1" style:family="table-cell">
      <style:table-cell-properties fo:padding="0.97mm" fo:border="none"/>
    </style:style>
    <style:style style:name="Table1" style:family="table">
      <style:table-properties style:width="77.79mm" table:align="left"/>
    </style:style>
    <style:style style:name="Table1.A" style:family="table-column">
      <style:table-column-properties style:column-width="77.79mm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70.38mm" table:align="left"/>
    </style:style>
    <style:style style:name="Table3.A" style:family="table-column">
      <style:table-column-properties style:column-width="8.2mm"/>
    </style:style>
    <style:style style:name="Table3.B" style:family="table-column">
      <style:table-column-properties style:column-width="12.17mm"/>
    </style:style>
    <style:style style:name="Table3.C" style:family="table-column">
      <style:table-column-properties style:column-width="13.23mm"/>
    </style:style>
    <style:style style:name="Table3.D" style:family="table-column">
      <style:table-column-properties style:column-width="3.18mm"/>
    </style:style>
    <style:style style:name="Table3.E" style:family="table-column">
      <style:table-column-properties style:column-width="10.58mm"/>
    </style:style>
    <style:style style:name="Table3.F" style:family="table-column">
      <style:table-column-properties style:column-width="3.44mm"/>
    </style:style>
    <style:style style:name="Table3.G" style:family="table-column">
      <style:table-column-properties style:column-width="19.58mm"/>
    </style:style>
    <style:style style:name="Table3.A1" style:family="table-cell">
      <style:table-cell-properties fo:padding="0.97mm" fo:border="none"/>
    </style:style>
    <style:style style:name="Table3.A4" style:family="table-cell">
      <style:table-cell-properties fo:padding="0.97mm" fo:border-left="0.05pt solid #000000" fo:border-right="none" fo:border-top="0.05pt solid #000000" fo:border-bottom="0.05pt solid #000000"/>
    </style:style>
    <style:style style:name="Table3.G4" style:family="table-cell">
      <style:table-cell-properties fo:padding="0.97mm" fo:border="0.05pt solid #000000"/>
    </style:style>
    <style:style style:name="Table3.A5" style:family="table-cell">
      <style:table-cell-properties fo:padding="0.97mm" fo:border-left="0.05pt solid #000000" fo:border-right="none" fo:border-top="none" fo:border-bottom="0.05pt solid #000000"/>
    </style:style>
    <style:style style:name="Table3.G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officeooo:paragraph-rsid="004f6dd3" style:font-weight-asian="normal" style:font-weight-complex="normal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Contents_20_1">
      <style:paragraph-properties fo:text-align="end" style:justify-single-word="false"/>
    </style:style>
    <style:style style:name="P6" style:family="paragraph" style:parent-style-name="Contents_20_1"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04c724d"/>
    </style:style>
    <style:style style:name="P8" style:family="paragraph" style:parent-style-name="Text_20_body">
      <style:text-properties officeooo:paragraph-rsid="004da65a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528cad" officeooo:paragraph-rsid="00528ca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ac16" style:font-weight-asian="normal" style:font-weight-complex="normal"/>
    </style:style>
    <style:style style:name="T3" style:family="text">
      <style:text-properties officeooo:rsid="0033ea40"/>
    </style:style>
    <style:style style:name="T4" style:family="text">
      <style:text-properties officeooo:rsid="003553cc"/>
    </style:style>
    <style:style style:name="T5" style:family="text">
      <style:text-properties officeooo:rsid="003cedbe"/>
    </style:style>
    <style:style style:name="T6" style:family="text">
      <style:text-properties officeooo:rsid="0042e75a"/>
    </style:style>
    <style:style style:name="T7" style:family="text">
      <style:text-properties officeooo:rsid="00448866"/>
    </style:style>
    <style:style style:name="T8" style:family="text">
      <style:text-properties officeooo:rsid="0045a0a9"/>
    </style:style>
    <style:style style:name="T9" style:family="text">
      <style:text-properties officeooo:rsid="004bbd3d"/>
    </style:style>
    <style:style style:name="T10" style:family="text">
      <style:text-properties officeooo:rsid="0014ac16"/>
    </style:style>
    <style:style style:name="T11" style:family="text">
      <style:text-properties officeooo:rsid="0014ff0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 table:style-name="TableLine94292012753856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4292012797728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4292012797328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4292012861216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429201286180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92012862432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4292012863088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429201286374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92012864448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4292012865072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429201286569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92012866400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429201286710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92012867840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4292012868576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4292012869312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4292012870048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429201287132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92012872064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4292012872800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429201287353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92012874272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4292012875008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429201287574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92012876480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429201287721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<text:span text:style-name="T5">: </text:span><text:span text:style-name="T5"><text:text-input text:description="&lt;formatLang(o.meeting_id.datewotime,date=True)&gt;">&lt;formatLang(o.meeting_id.datewotime,date=True)&gt;</text:text-input></text:span></text:p>
      <text:p text:style-name="P2"/>
      <table:table table:name="Table1" table:style-name="Table1">
        <table:table-column table:style-name="Table1.A"/>
        <table:table-row table:style-name="TableLine94292012798832"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 table:style-name="TableLine94292012890704">
          <table:table-cell table:style-name="Table1.A2" office:value-type="string">
            <text:p text:style-name="P1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4292012891616"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 table:style-name="TableLine94292012892208"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 table:style-name="TableLine94292012892800"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 table:style-name="TableLine94292012893344"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P1"/>
      <text:p text:style-name="P11">NOUVEAU COMPTE RENDU</text:p>
      <text:p text:style-name="P11">Motif de consultation : </text:p>
      <text:p text:style-name="P11"><text:text-input text:description="&lt;o.motive&gt;">&lt;o.motive&gt;</text:text-input><text:text-input text:description="&lt;o.motive&gt;"/></text:p>
      <text:p text:style-name="Text_20_body"><text:text-input text:description="&lt;if test=&quot;o.receiver_partner is True&quot;&gt;">&lt;if test="o.receiver_partner is True"&gt;</text:text-input></text:p>
      <text:p text:style-name="Text_20_body"><text:text-input text:description="&lt;o.partner_id.title.name&gt;">&lt;o.partner_id.title.name&gt;</text:text-input>,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<text:text-input text:description="&lt;if test=&quot;o.honorific is True&quot;&gt;">&lt;if test="o.honorific is True"&gt;</text:text-input></text:p>
      <text:p text:style-name="Text_20_body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Text_20_body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Text_20_body"><text:text-input text:description="&lt;/if&gt;">&lt;/if&gt;</text:text-input></text:p>
      <text:p text:style-name="Text_20_body"><text:soft-page-break/><text:text-input text:description="&lt;/if&gt;">&lt;/if&gt;</text:text-input></text:p>
      <text:p text:style-name="Text_20_body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Text_20_body"><text:text-input text:description="&lt;if test=&quot;o.receiver_partner is True&quot;&gt;">&lt;if test="o.receiver_partner is True"&gt;</text:text-input></text:p>
      <text:p text:style-name="Text_20_body">Je fais suite à votre consultation de ce jour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Je <text:text-input text:description="&lt;if test=&quot;o.honorific is True&quot;&gt;">&lt;if test="o.honorific is True"&gt;</text:text-input>vous<text:span text:style-name="T6"> </text:span><text:text-input text:description="&lt;/if&gt;">&lt;/if&gt;</text:text-input><text:text-input text:description="&lt;if test=&quot;o.honorific is False&quot;&gt;">&lt;if test="o.honorific is False"&gt;</text:text-input>te<text:span text:style-name="T7"> </text:span><text:text-input text:description="&lt;/if&gt;">&lt;/if&gt;</text:text-input>remercie de m'avoir adressé <text:text-input text:description="&lt;if test=&quot;o.honorific is True&quot;&gt;">&lt;if test="o.honorific is True"&gt;</text:text-input>votre<text:span text:style-name="T8"> </text:span><text:text-input text:description="&lt;if test=&quot;o.partner_id.gender =='F'&quot;&gt;">&lt;if test="o.partner_id.gender =='F'"&gt;</text:text-input>patiente<text:text-input text:description="&lt;/if&gt;">&lt;/if&gt;</text:text-input><text:text-input text:description="&lt;if test=&quot;o.partner_id.gender =='M'&quot;&gt;">&lt;if test="o.partner_id.gender =='M'"&gt;</text:text-input>patient<text:text-input text:description="&lt;/if&gt;">&lt;/if&gt;</text:text-input><text:text-input text:description="&lt;/if&gt;">&lt;/if&gt;</text:text-input><text:text-input text:description="&lt;if test=&quot;o.honorific is False&quot;&gt;">&lt;if test="o.honorific is False"&gt;</text:text-input><text:text-input text:description="&lt;if test=&quot;o.partner_id.gender =='F'&quot;&gt;">&lt;if test="o.partner_id.gender =='F'"&gt;</text:text-input>ta patiente<text:text-input text:description="&lt;/if&gt;">&lt;/if&gt;</text:text-input><text:text-input text:description="&lt;if test=&quot;o.partner_id.gender =='M'&quot;&gt;">&lt;if test="o.partner_id.gender =='M'"&gt;</text:text-input>ton patien<text:span text:style-name="T6">t</text:span><text:text-input text:description="&lt;/if&gt;">&lt;/if&gt;</text:text-input><text:text-input text:description="&lt;/if&gt;">&lt;/if&gt;</text:text-input>, <text:text-input text:description="&lt;o.partner_id.title.name&gt;">&lt;o.partner_id.title.name&gt;</text:text-input><text:s/><text:text-input text:description="&lt;o.partner_id.firstname&gt;">&lt;o.partner_id.firstname&gt;</text:text-input><text:s/><text:text-input text:description="&lt;o.partner_id.name&gt;">&lt;o.partner_id.name&gt;</text:text-input><text:s/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
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Text_20_body"><text:text-input text:description="&lt;/if&gt;">&lt;/if&gt;</text:text-input></text:p>
      <text:p text:style-name="Text_20_body"><text:text-input text:description="&lt;o.meeting_id.chief_complaint&gt;">&lt;o.meeting_id.chief_complaint&gt;</text:text-input></text:p>
      <text:p text:style-name="Text_20_body"><text:text-input text:description="&lt;for each='line in o.meeting_id.refraction_ids'&gt;">&lt;for each='line in o.meeting_id.refraction_ids'&gt;</text:text-input></text:p>
      <text:p text:style-name="Text_20_body"><text:text-input text:description="&lt;if test=&quot;line.va_type=='BCVA'&quot;&gt;">&lt;if test="line.va_ty='BCVA'"&gt;</text:text-input></text:p>
      <text:p text:style-name="Text_20_body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 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s/><text:text-input text:description="&lt;line.va_or&gt;">&lt;va_or&gt;</text:text-input><text:s/><text:text-input text:description="&lt;line.nv_od&gt;">&lt;nv_od&gt;</text:text-input><text:s/><text:span text:style-name="T9">| </text:span>OG : <text:text-input text:description="&lt;line.va_os&gt;">&lt;va_os&gt;</text:text-input><text:s/><text:text-input text:description="&lt;if test=&quot;line.qualif_os&quot;&gt;">if qualif_od</text:text-input><text:s/>(<text:text-input text:description="&lt;get_selection_item(line,'qualif_os')&gt;">&lt;get_selection_item(line,'qualif_od')&gt;</text:text-input>) <text:text-input text:description="&lt;/if&gt;">&lt;/if&gt;</text:text-input><text:s/><text:span text:style-name="T4"><text:text-input text:description="&lt;line.va_ol&gt;">&lt;va_ol&gt;</text:text-input></text:span><text:s/><text:span text:style-name="T3"><text:text-input text:description="&lt;line.nv_os&gt;">&lt;nv_os&gt;</text:text-input></text:span><text:text-input text:description="&lt;/if&gt;">&lt;/if&gt;</text:text-input></text:p>
      <text:p text:style-name="Text_20_body"><text:text-input text:description="&lt;/for&gt;">endfor</text:text-input></text:p>
      <text:p text:style-name="Text_20_body">L'examen à la lampe à fente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as_od == line.as_os&quot;&gt;">&lt;when test="line.as_od == line.as_os"&gt;</text:text-input></text:p>
      <text:p text:style-name="Text_20_body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: OD: <text:text-input text:description="&lt;line.iop_od&gt;">&lt;line.iop_od&gt;</text:text-input><text:s text:c="2"/>| <text:s/>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Conclusion :</text:p>
      <text:p text:style-name="P7"><text:text-input text:description="&lt;if test=&quot;o.DR == True&quot;&gt;">if DR info</text:text-input><text:span text:style-name="T11">Informations sur les signes de décollement de rétine qui doivent inciter à consulter rapidement : flash lumineux, éclair lumineux, corps flottants, mouche volante, points noirs, filets noirs et/ou voile.</text:span><text:span text:style-name="T2"><text:text-input text:description="&lt;/if&gt;">&lt;/if&gt;</text:text-input></text:span></text:p>
      <text:p text:style-name="P8"><text:span text:style-name="T10"><text:text-input text:description="&lt;if test=&quot;o.DMLA == True&quot;&gt;">if DMLA info</text:text-input></text:span><text:span text:style-name="T10">Indication <text:s/>à une autosurveillance œil par œil avec la correction à la recherche d’une majoration de la déformations des lignes droites et / ou d’une tache dans le champ visuel central. Et consultation rapide en cas de signe fonctionnel ophtalmologique.</text:span><text:span text:style-name="T2"><text:text-input text:description="&lt;/if&gt;">&lt;/if&gt;</text:text-input></text:span></text:p>
      <text:p text:style-name="P8"><text:text-input text:description="&lt;if test=&quot;o.receiver_partner is True&quot;&gt;">&lt;if test="o.receiver_partner is True"&gt;</text:text-input>Je reste à votre disposition pour de plus amples renseignements.</text:p>
      <text:p text:style-name="Text_20_body">Veuillez agréer, <text:text-input text:description="&lt;o.partner_id.title.name&gt;">&lt;o.partner_id.title.name&gt;</text:text-input>, l'expression de mes meilleurs sentiments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<text:soft-page-break/>Bien confraternellement</text:p>
      <text:p text:style-name="Text_20_body"><text:text-input text:description="&lt;/if&gt;">&lt;/if&gt;</text:text-input></text:p>
      <text:p text:style-name="Text_20_body"><text:text-input text:description="&lt;if test=&quot;o.dictate_wpatient is True&quot;&gt;">&lt;if test="o.dictate_wpatient is True"&gt;</text:text-input></text:p>
      <text:p text:style-name="Text_20_body">Dicté en la présence du patient</text:p>
      <text:p text:style-name="Text_20_body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4292013041136">
          <table:table-cell table:style-name="Table3.A1" table:number-columns-spanned="3" office:value-type="string">
            <text:p text:style-name="P6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292013102752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292013105104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292013106480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5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4292013112224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5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4292013117568">
          <table:table-cell table:style-name="Table3.A1" office:value-type="string">
            <text:p text:style-name="P4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292013119872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3"><draw:frame draw:style-name="fr1" draw:name="graphics1" text:anchor-type="paragraph" svg:x="99.41mm" svg:y="1.5mm" svg:width="56.22mm" svg:height="18.03mm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01mm" fo:margin-bottom="0mm" style:contextual-spacing="false" style:writing-mode="page"/>
      <style:text-properties fo:font-size="8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mm" fo:margin-bottom="0mm" style:contextual-spacing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7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2-06-03T07:06:40.741048235</dc:date>
    <meta:editing-duration>P1DT3H33M54S</meta:editing-duration>
    <meta:editing-cycles>247</meta:editing-cycles>
    <meta:document-statistic meta:table-count="3" meta:image-count="1" meta:object-count="0" meta:page-count="3" meta:paragraph-count="124" meta:word-count="915" meta:character-count="4658" meta:non-whitespace-character-count="4305"/>
  </office:meta>
</office:document-meta>
</file>